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F000000DAE03505DDFA77E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54cm" svg:height="3.69cm" svg:x="7.444cm" svg:y="0.635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0.492cm" svg:y="0.702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14.544cm" svg:y="0.635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7.444cm" svg:y="4.436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0.492cm" svg:y="4.503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14.544cm" svg:y="4.436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7.444cm" svg:y="8.235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0.492cm" svg:y="8.302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14.544cm" svg:y="8.235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7.444cm" svg:y="12.036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0.492cm" svg:y="12.103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14.544cm" svg:y="12.036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7.444cm" svg:y="16.035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0.492cm" svg:y="16.102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14.544cm" svg:y="16.035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7.444cm" svg:y="19.836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0.492cm" svg:y="19.903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14.544cm" svg:y="19.836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7.444cm" svg:y="23.637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0.492cm" svg:y="23.704cm">
          <draw:image xlink:href="Pictures/100002010000018F000000DAE03505DDFA77E904.png" xlink:type="simple" xlink:show="embed" xlink:actuate="onLoad">
            <text:p/>
          </draw:image>
        </draw:frame>
        <draw:frame draw:style-name="gr1" draw:text-style-name="P1" draw:layer="layout" svg:width="6.754cm" svg:height="3.69cm" svg:x="14.544cm" svg:y="23.637cm">
          <draw:image xlink:href="Pictures/100002010000018F000000DAE03505DDFA77E9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20-01-18T21:31:21.383000000</dc:date>
    <meta:editing-duration>P1DT24M17S</meta:editing-duration>
    <meta:editing-cycles>9</meta:editing-cycles>
    <meta:generator>LibreOffice/5.4.4.2$Windows_X86_64 LibreOffice_project/2524958677847fb3bb44820e40380acbe820f960</meta:generator>
    <meta:print-date>2020-01-18T21:09:46.421000000</meta:print-date>
    <meta:document-statistic meta:object-count="21"/>
  </office:meta>
</office:document-meta>
</file>